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alibri" svg:font-family="Calibri"/>
    <style:font-face style:name="Cambria" svg:font-family="Cambria"/>
  </office:font-face-decls>
  <office:automatic-styles>
    <style:style style:name="P1" style:family="paragraph" style:parent-style-name="Standard">
      <style:text-properties style:font-name="Calibri" fo:font-size="11.0pt" fo:color="#00000a"/>
    </style:style>
    <style:style style:name="P2" style:family="paragraph" style:parent-style-name="Standard">
      <style:paragraph-properties fo:margin-bottom="0.1390in"/>
      <style:text-properties style:font-name="Calibri" fo:font-size="11.0pt" fo:color="#00000a"/>
    </style:style>
    <style:style style:name="P3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Calibri" fo:font-size="11.0pt" fo:color="#00000a"/>
    </style:style>
    <style:style style:name="P4" style:family="paragraph" style:parent-style-name="Standard">
      <style:text-properties style:font-name="Cambria" fo:font-size="12.0pt" fo:color="#00000a"/>
    </style:style>
    <style:style style:name="P5" style:family="paragraph" style:parent-style-name="Standard">
      <style:paragraph-properties fo:margin-left="0.5626in" fo:text-indent="-0.3126in"/>
      <style:text-properties style:font-name="Calibri" fo:font-size="11.0pt" fo:color="#00000a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">
        <style:list-level-properties text:space-before="0.25in" text:min-label-width="0.25in"/>
      </text:list-level-style-bullet>
    </text:list-style>
    <text:list-style style:name="L2">
      <text:list-level-style-number text:level="1" style:num-suffix="." style:num-format="1">
        <style:list-level-properties text:space-before="0.25in" text:min-label-width="0.25in"/>
      </text:list-level-style-number>
    </text:list-style>
  </office:automatic-styles>
  <office:body>
    <office:text>
      <text:p text:style-name="P1"><text:span text:style-name="T1"/></text:p>
      <text:p text:style-name="P2"><text:span text:style-name="T1">Title</text:span>: Where am I?</text:p>
      <text:p text:style-name="P2"><text:span text:style-name="T1">Description:</text:span><text:s text:c="2"/>Allows the User to view information about the Building they are closest to.</text:p>
      <text:p text:style-name="P1"><text:span text:style-name="T1">Pre-conditions:</text:span></text:p>
      <text:list text:style-name="L1">
        <text:list-item>
          <text:p text:style-name="P3">The User has successfully installed the App.</text:p>
        </text:list-item>
        <text:list-item>
          <text:p text:style-name="P3">The App is open and displaying the Home Screen.</text:p>
        </text:list-item>
      </text:list>
      <text:p text:style-name="P4"/>
      <text:p text:style-name="P1"><text:span text:style-name="T1">Post-conditions:</text:span></text:p>
      <text:list text:style-name="L1">
        <text:list-item>
          <text:p text:style-name="P3">The App displays the Service Results Screen with information about the User's Current Location.</text:p>
        </text:list-item>
      </text:list>
      <text:p text:style-name="P1"><text:span text:style-name="T1"/></text:p>
      <text:p text:style-name="P1"><text:span text:style-name="T1">Actors:</text:span></text:p>
      <text:list text:style-name="L1">
        <text:list-item>
          <text:p text:style-name="P3">User</text:p>
        </text:list-item>
        <text:list-item>
          <text:p text:style-name="P3">App</text:p>
        </text:list-item>
      </text:list>
      <text:p text:style-name="P4"/>
      <text:p text:style-name="P1"><text:span text:style-name="T1">Main Success Scenario: <text:s/></text:span></text:p>
      <text:list text:style-name="L2">
        <text:list-item>
          <text:p text:style-name="P3">The User presses the Where Am I? Home List Item.</text:p>
        </text:list-item>
        <text:list-item>
          <text:p text:style-name="P3">The App displays the Where Am I Screen.</text:p>
        </text:list-item>
        <text:list-item>
          <text:p text:style-name="P3">The App requests the Device's current GPS Status from the Operating System and the Device's GPS is enabled and has signal.</text:p>
        </text:list-item>
        <text:list-item>
          <text:p text:style-name="P3">The App requests the User's current GPS Coordinates from the Operating System.</text:p>
        </text:list-item>
        <text:list-item>
          <text:p text:style-name="P3">The App queries the Service Database for the Building closest to the User's current GPS Coordinates.</text:p>
        </text:list-item>
        <text:list-item>
          <text:p text:style-name="P3">The App sets the User's Current Location to the returned Building granted that its distance is less than 1600 meters away.</text:p>
        </text:list-item>
        <text:list-item>
          <text:p text:style-name="P3">The App displays the Service Results Screen with the Service Data that is mapped to in the Service Directory by the User's Current Location.</text:p>
        </text:list-item>
      </text:list>
      <text:p text:style-name="P1"/>
      <text:p text:style-name="P1"><text:span text:style-name="T1">Alternate Flow 1</text:span>: </text:p>
      <text:p text:style-name="P5">6A. <text:s text:c="2"/>The App cannot find a Service whose determined distance from the User is less than 1600 meters.</text:p>
      <text:p text:style-name="P5">7A. <text:s text:c="2"/>The App displays an Error Message indicating that the User is too far away.</text:p>
      <text:p text:style-name="P5">8A. <text:s text:c="2"/>The User presses the Error Message's ok button.</text:p>
      <text:p text:style-name="P5">9A. <text:s text:c="2"/>The App displays the Home Screen.</text:p>
      <text:p text:style-name="P1"/>
      <text:p text:style-name="P1"><text:span text:style-name="T1">Alternate Flow 2</text:span>: </text:p>
      <text:p text:style-name="P5">3B. <text:s text:c="2"/>The App requests the Devices's current GPS Status from the Operating System, but the User's Device can't find a GPS signal.</text:p>
      <text:p text:style-name="P5">4B. <text:s text:c="2"/>The App displays an Error Message that indicates there was an issue gathering requested data.</text:p>
      <text:p text:style-name="P5">5B. <text:s text:c="2"/>The User presses the Error Message's ok button.</text:p>
      <text:p text:style-name="P5">6B. <text:s text:c="2"/>The App displays the Home Screen.</text:p>
      <text:p text:style-name="P1"/>
      <text:p text:style-name="P1"><text:span text:style-name="T1">Alternate Flow 3</text:span>: </text:p>
      <text:p text:style-name="P5">3C. <text:s text:c="2"/>The App requests the Devices's current GPS Status from the Operating System, but the User's Device does not have GPS enabled.</text:p>
      <text:p text:style-name="P5">4C. <text:s text:c="2"/>The App displays an Error Message that the User must enable GPS in the Operating System's settings.</text:p>
      <text:p text:style-name="P5">5C. <text:s text:c="2"/>The User presses the Error Message's ok button.</text:p>
      <text:p text:style-name="P5">6C. <text:s text:c="2"/>The App displays the Home Screen.</text:p>
      <text:p text:style-name="P1"/>
      <text:p text:style-name="P1"><text:span text:style-name="T1">Alternate Flow 4</text:span>: </text:p>
      <text:p text:style-name="P5">1D. <text:s text:c="2"/>The App receives an interrupt signal from the operating system and loses focus.</text:p>
      <text:p text:style-name="P5">2D. <text:s text:c="2"/>The App regains focus and resumes at the step where it had lost focu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34</meta:generator>
  </office:meta>
</office:document-meta>
</file>